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i" svg:font-family="Ani" style:font-pitch="variable"/>
    <style:font-face style:name="AnjaliOldLipi" svg:font-family="AnjaliOldLipi" style:font-pitch="variable"/>
    <style:font-face style:name="Chilanka" svg:font-family="Chilanka" style:font-pitch="variable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weight="bold" style:font-weight-asian="bold" style:font-weight-complex="bold"/>
    </style:style>
    <style:style style:name="P2" style:family="paragraph" style:parent-style-name="Standard">
      <style:text-properties style:font-name="Bitstream Vera Sans" fo:font-weight="bold" officeooo:rsid="00005510" officeooo:paragraph-rsid="00005510" style:font-weight-asian="bold" style:font-weight-complex="bold"/>
    </style:style>
    <style:style style:name="P3" style:family="paragraph" style:parent-style-name="Standard">
      <style:text-properties style:font-name="Bitstream Vera Sans" fo:font-weight="bold" officeooo:paragraph-rsid="00005510" style:font-weight-asian="bold" style:font-weight-complex="bold"/>
    </style:style>
    <style:style style:name="P4" style:family="paragraph" style:parent-style-name="Standard">
      <style:text-properties style:font-name="Bitstream Vera Sans" fo:font-weight="normal" style:font-weight-asian="normal" style:font-weight-complex="normal"/>
    </style:style>
    <style:style style:name="P5" style:family="paragraph" style:parent-style-name="Standard">
      <style:text-properties style:font-name="Bitstream Vera Sans" style:text-underline-style="solid" style:text-underline-width="auto" style:text-underline-color="font-color" fo:font-weight="bold" officeooo:rsid="00005510" officeooo:paragraph-rsid="00005510" style:font-weight-asian="bold" style:font-weight-complex="bold"/>
    </style:style>
    <style:style style:name="P6" style:family="paragraph" style:parent-style-name="Standard">
      <style:text-properties style:font-name="Bitstream Vera Sans" style:text-underline-style="none" fo:font-weight="normal" officeooo:rsid="00005510" officeooo:paragraph-rsid="00005510" style:font-weight-asian="normal" style:font-weight-complex="normal"/>
    </style:style>
    <style:style style:name="P7" style:family="paragraph" style:parent-style-name="Standard">
      <style:text-properties style:font-name="Bitstream Vera Sans" officeooo:rsid="000290c1"/>
    </style:style>
    <style:style style:name="P8" style:family="paragraph" style:parent-style-name="Standard">
      <style:text-properties fo:color="#ed1c24" style:font-name="Bitstream Vera Sans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text-align="end" style:justify-single-word="false"/>
      <style:text-properties fo:color="#21409a" style:font-name="Bitstream Vera Sans" fo:font-size="16pt" fo:font-style="italic" fo:font-weight="bold" officeooo:rsid="000290c1" officeooo:paragraph-rsid="000290c1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00551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officeooo:rsid="000055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ATA SCIENCE &amp; MACHINE LEARNING-LAB CYCLE 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THIRA JOJO</text:p>
      <text:p text:style-name="P9">20MCA018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7"/>
      <text:p text:style-name="P2">PROGRAM:1</text:p>
      <text:p text:style-name="P1">Create a three dimensional array specifying float data type and print it.</text:p>
      <text:p text:style-name="P1"/>
      <text:p text:style-name="P5">CODE:</text:p>
      <text:p text:style-name="P5"><text:span text:style-name="T2"/></text:p>
      <text:p text:style-name="P5"><text:span text:style-name="T2">import numpy as np</text:span></text:p>
      <text:p text:style-name="P5"><text:span text:style-name="T2">a3d_array=np.array([[[1.1,2.1],[3.1,4.1]],[[5.1,6.1],[7.1,8.1]]],dtype=float)</text:span></text:p>
      <text:p text:style-name="P5"><text:span text:style-name="T2">print(a3d_array)</text:span></text:p>
      <text:p text:style-name="P5"/>
      <text:p text:style-name="P5">OUTPUT:</text:p>
      <text:p text:style-name="P5"/>
      <text:p text:style-name="P6">[[[1.1 2.1]</text:p>
      <text:p text:style-name="P6"><text:s text:c="2"/>[3.1 4.1]]</text:p>
      <text:p text:style-name="P6"/>
      <text:p text:style-name="P6"><text:s/>[[5.1 6.1]</text:p>
      <text:p text:style-name="P6"><text:s text:c="2"/>[7.1 8.1]]]</text:p>
      <text:p text:style-name="P4"/>
      <text:p text:style-name="P2">PROGRAM:2</text:p>
      <text:p text:style-name="P1">Create a 2 dimensional array (2X3) with elements belonging to complex data</text:p>
      <text:p text:style-name="P1">type and print it. Also display</text:p>
      <text:p text:style-name="P1">a. the no: of rows and columns</text:p>
      <text:p text:style-name="P1">b. dimension of an array</text:p>
      <text:p text:style-name="P1">c. reshape the same array to 3X2</text:p>
      <text:p text:style-name="P5"/>
      <text:p text:style-name="P5">CODE:</text:p>
      <text:p text:style-name="P6"/>
      <text:p text:style-name="P6">import numpy as np</text:p>
      <text:p text:style-name="P6"/>
      <text:p text:style-name="P6">array_2d=np.array([[complex(1,2),complex(2,3),complex(3,4)],[complex(4,5),complex(5,6),complex(6,7)]])</text:p>
      <text:p text:style-name="P6">print(array_2d)</text:p>
      <text:p text:style-name="P6"/>
      <text:p text:style-name="P6">print("the no. of rows and columns :",array_2d.shape)</text:p>
      <text:p text:style-name="P6">print("dimension of an array",array_2d.ndim)</text:p>
      <text:p text:style-name="P6"/>
      <text:p text:style-name="P6">print("reshape the same array to 3x2",array_2d.reshape(3,2))</text:p>
      <text:p text:style-name="P5"/>
      <text:p text:style-name="P5">OUTPUT</text:p>
      <text:p text:style-name="P5"/>
      <text:p text:style-name="P6">[[1.+2.j 2.+3.j 3.+4.j]</text:p>
      <text:p text:style-name="P6"><text:s/>[4.+5.j 5.+6.j 6.+7.j]]</text:p>
      <text:p text:style-name="P6">the no. of rows and columns : (2, 3)</text:p>
      <text:p text:style-name="P6">dimension of an array 2</text:p>
      <text:p text:style-name="P6">reshape the same array to 3x2 [[1.+2.j 2.+3.j]</text:p>
      <text:p text:style-name="P6"><text:s/>[3.+4.j 4.+5.j]</text:p>
      <text:p text:style-name="P6"><text:s/>[5.+6.j 6.+7.j]]</text:p>
      <text:p text:style-name="P5"/>
      <text:p text:style-name="P2"><text:soft-page-break/>PROGRAM:3</text:p>
      <text:p text:style-name="P1">Familiarize with the functions to create</text:p>
      <text:p text:style-name="P1">a) an uninitialized array</text:p>
      <text:p text:style-name="P1">b) array with all elements as 1,</text:p>
      <text:p text:style-name="P1">c) all elements as 0</text:p>
      <text:p text:style-name="P1"/>
      <text:p text:style-name="P5">CODE:</text:p>
      <text:p text:style-name="P5"/>
      <text:p text:style-name="P6">import numpy as np</text:p>
      <text:p text:style-name="P6">print("an uninitialized array")</text:p>
      <text:p text:style-name="P6">x=np.empty([2, 2])</text:p>
      <text:p text:style-name="P6">print(x)</text:p>
      <text:p text:style-name="P6">print("array with all elements as 1,")</text:p>
      <text:p text:style-name="P6">y=np.full((2, 2), 1)</text:p>
      <text:p text:style-name="P6">print(y)</text:p>
      <text:p text:style-name="P6">print("all elements as 0")</text:p>
      <text:p text:style-name="P6">z=np.full((2, 2), 0)</text:p>
      <text:p text:style-name="P6">print(z)</text:p>
      <text:p text:style-name="P5"/>
      <text:p text:style-name="P5">OUTPUT:</text:p>
      <text:p text:style-name="P5"/>
      <text:p text:style-name="P6">an uninitialized array</text:p>
      <text:p text:style-name="P6">[[4.4e-323 <text:s text:c="5"/>nan]</text:p>
      <text:p text:style-name="P6"><text:s/>[5.4e-323 1.1e-322]]</text:p>
      <text:p text:style-name="P6">array with all elements as 1,</text:p>
      <text:p text:style-name="P6">[[1 1]</text:p>
      <text:p text:style-name="P6"><text:s/>[1 1]]</text:p>
      <text:p text:style-name="P6">all elements as 0</text:p>
      <text:p text:style-name="P6">[[0 0]</text:p>
      <text:p text:style-name="P6"><text:s/>[0 0]]</text:p>
      <text:p text:style-name="P5"/>
      <text:p text:style-name="P2">PROGRAM:4</text:p>
      <text:p text:style-name="P1">Create an one dimensional array using arange function containing 10 elements.</text:p>
      <text:p text:style-name="P1">Display</text:p>
      <text:p text:style-name="P1">a. First 4 elements</text:p>
      <text:p text:style-name="P1">b. Last 6 elements</text:p>
      <text:p text:style-name="P1">c. Elements from index 2 to 7</text:p>
      <text:p text:style-name="P1"/>
      <text:p text:style-name="P5">CODE:</text:p>
      <text:p text:style-name="P6"/>
      <text:p text:style-name="P6">import numpy as np</text:p>
      <text:p text:style-name="P6">a = np.arange(1, 11)</text:p>
      <text:p text:style-name="P6">print(a)</text:p>
      <text:p text:style-name="P6">print("First 4 elements")</text:p>
      <text:p text:style-name="P6">first_element = a[:4]</text:p>
      <text:p text:style-name="P6">print(first_element)</text:p>
      <text:p text:style-name="P6">print("Last 6 elements")</text:p>
      <text:p text:style-name="P6">first_element1 = a[4:]</text:p>
      <text:p text:style-name="P6">print(first_element1)</text:p>
      <text:p text:style-name="P6">print("Elements from index 2 to 7")</text:p>
      <text:p text:style-name="P6">first_element2 = a[1:7]</text:p>
      <text:p text:style-name="P6"><text:soft-page-break/>print(first_element2)</text:p>
      <text:p text:style-name="P6"/>
      <text:p text:style-name="P5">OUTPUT:</text:p>
      <text:p text:style-name="P5"/>
      <text:p text:style-name="P6">[ 1 <text:s/>2 <text:s/>3 <text:s/>4 <text:s/>5 <text:s/>6 <text:s/>7 <text:s/>8 <text:s/>9 10]</text:p>
      <text:p text:style-name="P6">First 4 elements</text:p>
      <text:p text:style-name="P6">[1 2 3 4]</text:p>
      <text:p text:style-name="P6">Last 6 elements</text:p>
      <text:p text:style-name="P6">[ 5 <text:s/>6 <text:s/>7 <text:s/>8 <text:s/>9 10]</text:p>
      <text:p text:style-name="P6">Elements from index 2 to 7</text:p>
      <text:p text:style-name="P6">[2 3 4 5 6 7]</text:p>
      <text:p text:style-name="P5"/>
      <text:p text:style-name="P2">PROGRAM:5</text:p>
      <text:p text:style-name="P1">Create an 1D array with arange containing first 15 even numbers as elements</text:p>
      <text:p text:style-name="P1">a. Elements from index 2 to 8 with step 2(also demonstrate the same</text:p>
      <text:p text:style-name="P1">using slice function)</text:p>
      <text:p text:style-name="P1">b. Last 3 elements of the array using negative index</text:p>
      <text:p text:style-name="P1">c. Alternate elements of the array</text:p>
      <text:p text:style-name="P1">d. Display the last 3 alternate elements</text:p>
      <text:p text:style-name="P5"/>
      <text:p text:style-name="P5">CODE:</text:p>
      <text:p text:style-name="P5"/>
      <text:p text:style-name="P6">import numpy as np</text:p>
      <text:p text:style-name="P6"/>
      <text:p text:style-name="P6">array_1d=np.array([0,2,4,6,8,10,12,14,16,18,20,22,24,26,28])</text:p>
      <text:p text:style-name="P6">print("Elements from index 2 to 8 with step 2",array_1d[2:8:2])</text:p>
      <text:p text:style-name="P6">print("Last 3 elements of the array using negative index",array_1d[-3:-1])</text:p>
      <text:p text:style-name="P6">print("Alternate elements of the array",array_1d[::2])</text:p>
      <text:p text:style-name="P6">print("Display the last 3 alternate elements",array_1d[-3:-1:2])</text:p>
      <text:p text:style-name="P5"/>
      <text:p text:style-name="P5">OUTPUT:</text:p>
      <text:p text:style-name="P5"/>
      <text:p text:style-name="P6">Elements from index 2 to 8 with step 2 [ 4 <text:s/>8 12]</text:p>
      <text:p text:style-name="P6">Last 3 elements of the array using negative index [24 26]</text:p>
      <text:p text:style-name="P6">Alternate elements of the array [ 0 <text:s/>4 <text:s/>8 12 16 20 24 28]</text:p>
      <text:p text:style-name="P6">Display the last 3 alternate elements [24]</text:p>
      <text:p text:style-name="P5"/>
      <text:p text:style-name="P2">PROGRAM:6</text:p>
      <text:p text:style-name="P1">6. Create a 2 Dimensional array with 4 rows and 4 columns.</text:p>
      <text:p text:style-name="P1">a. Display all elements excluding the first row</text:p>
      <text:p text:style-name="P1">b. Display all elements excluding the last column</text:p>
      <text:p text:style-name="P1">c. Display the elements of 1 st and 2 nd column in 2 nd and 3 rd row</text:p>
      <text:p text:style-name="P1">d. Display the elements of 2 nd and 3 rd column</text:p>
      <text:p text:style-name="P1">e. Display 2 nd and 3 rd element of 1 st row</text:p>
      <text:p text:style-name="P1">f. Display the elements from indices 4 to 10 in descending order(use</text:p>
      <text:p text:style-name="P1">–values)</text:p>
      <text:p text:style-name="P1"/>
      <text:p text:style-name="P5">CODE:</text:p>
      <text:p text:style-name="P5"/>
      <text:p text:style-name="P6">import numpy as np</text:p>
      <text:p text:style-name="P6">x = np.array([[2, 4, 6,1], [6, 8, 10,1],[1, 2, 1,1], [1, 1, 1,1]])</text:p>
      <text:p text:style-name="P6"><text:soft-page-break/>print(x)</text:p>
      <text:p text:style-name="P6">print("Display all elements excluding the first row")</text:p>
      <text:p text:style-name="P6">print(x[1:])</text:p>
      <text:p text:style-name="P6">print("Display all elements excluding the last column")</text:p>
      <text:p text:style-name="P6">print(x[:, :3])</text:p>
      <text:p text:style-name="P6">print("Display the elements of 2 nd and 3 rd column")</text:p>
      <text:p text:style-name="P6">print(x[:, 1:3])</text:p>
      <text:p text:style-name="P6">print("Display the elements of 1 st and 2 nd column in 2 nd and 3 rd row")</text:p>
      <text:p text:style-name="P6">print(x[1:3,1:3])</text:p>
      <text:p text:style-name="P6">print("Display 2 nd and 3 rd element of 1 st row")</text:p>
      <text:p text:style-name="P6">print(x[0,1])</text:p>
      <text:p text:style-name="P6">print(x[0,2])</text:p>
      <text:p text:style-name="P6"/>
      <text:p text:style-name="P5">OUTPUT:</text:p>
      <text:p text:style-name="P5"/>
      <text:p text:style-name="P6">[[ 2 <text:s/>4 <text:s/>6 <text:s/>1]</text:p>
      <text:p text:style-name="P6"><text:s/>[ 6 <text:s/>8 10 <text:s/>1]</text:p>
      <text:p text:style-name="P6"><text:s/>[ 1 <text:s/>2 <text:s/>1 <text:s/>1]</text:p>
      <text:p text:style-name="P6"><text:s/>[ 1 <text:s/>1 <text:s/>1 <text:s/>1]]</text:p>
      <text:p text:style-name="P6">Display all elements excluding the first row</text:p>
      <text:p text:style-name="P6">[[ 6 <text:s/>8 10 <text:s/>1]</text:p>
      <text:p text:style-name="P6"><text:s/>[ 1 <text:s/>2 <text:s/>1 <text:s/>1]</text:p>
      <text:p text:style-name="P6"><text:s/>[ 1 <text:s/>1 <text:s/>1 <text:s/>1]]</text:p>
      <text:p text:style-name="P6">Display all elements excluding the last column</text:p>
      <text:p text:style-name="P6">[[ 2 <text:s/>4 <text:s/>6]</text:p>
      <text:p text:style-name="P6"><text:s/>[ 6 <text:s/>8 10]</text:p>
      <text:p text:style-name="P6"><text:s/>[ 1 <text:s/>2 <text:s/>1]</text:p>
      <text:p text:style-name="P6"><text:s/>[ 1 <text:s/>1 <text:s/>1]]</text:p>
      <text:p text:style-name="P6">Display the elements of 2 nd and 3 rd column</text:p>
      <text:p text:style-name="P6">[[ 4 <text:s/>6]</text:p>
      <text:p text:style-name="P6"><text:s/>[ 8 10]</text:p>
      <text:p text:style-name="P6"><text:s/>[ 2 <text:s/>1]</text:p>
      <text:p text:style-name="P6"><text:s/>[ 1 <text:s/>1]]</text:p>
      <text:p text:style-name="P6">Display the elements of 1 st and 2 nd column in 2 nd and 3 rd row</text:p>
      <text:p text:style-name="P6">[[ 8 10]</text:p>
      <text:p text:style-name="P6"><text:s/>[ 2 <text:s/>1]]</text:p>
      <text:p text:style-name="P6">Display 2 nd and 3 rd element of 1 st row</text:p>
      <text:p text:style-name="P6">4</text:p>
      <text:p text:style-name="P6">6</text:p>
      <text:p text:style-name="P5"/>
      <text:p text:style-name="P2">PROGRAM:7</text:p>
      <text:p text:style-name="P1">Create two 2D arrays using array object and</text:p>
      <text:p text:style-name="P1">a. Add the 2 matrices and print it</text:p>
      <text:p text:style-name="P1">b. Subtract 2 matrices</text:p>
      <text:p text:style-name="P1">c. Multiply the individual elements of matrix</text:p>
      <text:p text:style-name="P1">d. Divide the elements of the matrices</text:p>
      <text:p text:style-name="P1">e. Perform matrix multiplication</text:p>
      <text:p text:style-name="P1">f. Display transpose of the matrix</text:p>
      <text:p text:style-name="P1">g. Sum of diagonal elements of a matrix</text:p>
      <text:p text:style-name="P1"/>
      <text:p text:style-name="P5">CODE:</text:p>
      <text:p text:style-name="P5"/>
      <text:p text:style-name="P6"><text:soft-page-break/>import numpy as np</text:p>
      <text:p text:style-name="P6">M1 = np.array([[3, 6], [14, 21]])</text:p>
      <text:p text:style-name="P6">M2 = np.array([[9, 27], [11, 22]])</text:p>
      <text:p text:style-name="P6">M3 = M1 + M2</text:p>
      <text:p text:style-name="P6">print("Matrix addition")</text:p>
      <text:p text:style-name="P6">print(M3)</text:p>
      <text:p text:style-name="P6">M1 = np.array([[3, 6], [14, 21]])</text:p>
      <text:p text:style-name="P6">M2 = np.array([[9, 27], [11, 22]])</text:p>
      <text:p text:style-name="P6"/>
      <text:p text:style-name="P6">M3 = M1 - M2</text:p>
      <text:p text:style-name="P6">print("Matrix Substract")</text:p>
      <text:p text:style-name="P6">print(M3)</text:p>
      <text:p text:style-name="P6">M1 = np.array([[3, 6], [14, 21]])</text:p>
      <text:p text:style-name="P6">M2 = np.array([[9, 27], [11, 22]])</text:p>
      <text:p text:style-name="P6">M3 = M1 / M2</text:p>
      <text:p text:style-name="P6">print("Divide the elements of the matrices")</text:p>
      <text:p text:style-name="P6">print(M3)</text:p>
      <text:p text:style-name="P6"/>
      <text:p text:style-name="P6">M1 = np.array([[3, 6], [5, -10]])</text:p>
      <text:p text:style-name="P6">M2 = np.array([[9, -18], [11, 22]])</text:p>
      <text:p text:style-name="P6">M3 = M1 * M2</text:p>
      <text:p text:style-name="P6">print("Multiply the individual elements of matrix")</text:p>
      <text:p text:style-name="P6">print(M3)</text:p>
      <text:p text:style-name="P6"/>
      <text:p text:style-name="P6">M1 = np.array([[3, 6], [5, -10]])</text:p>
      <text:p text:style-name="P6">M2 = np.array([[9, -18], [11, 22]])</text:p>
      <text:p text:style-name="P6">M3 = M1.dot(M2)</text:p>
      <text:p text:style-name="P6">print("matrix multiplication")</text:p>
      <text:p text:style-name="P6">print(M3)</text:p>
      <text:p text:style-name="P6">M1 = np.array([[3, 6, 9], [5, -10, 15], [4,8,12]])</text:p>
      <text:p text:style-name="P6">M2 = M1.transpose()</text:p>
      <text:p text:style-name="P6">print("Transpose of the matrix")</text:p>
      <text:p text:style-name="P6">print(M2)</text:p>
      <text:p text:style-name="P6">M1 = np.array([[3, 6, 9], [5, -10, 15], [4,8,12]])</text:p>
      <text:p text:style-name="P6">print("Sum of diagonal elements of a matrix")</text:p>
      <text:p text:style-name="P6">print(np.trace(M1))</text:p>
      <text:p text:style-name="P5"/>
      <text:p text:style-name="P5">OUTPUT:</text:p>
      <text:p text:style-name="P5"/>
      <text:p text:style-name="P6">Matrix addition</text:p>
      <text:p text:style-name="P6">[[12 33]</text:p>
      <text:p text:style-name="P6"><text:s/>[25 43]]</text:p>
      <text:p text:style-name="P6">Matrix Substract</text:p>
      <text:p text:style-name="P6">[[ -6 -21]</text:p>
      <text:p text:style-name="P6"><text:s/>[ <text:s/>3 <text:s/>-1]]</text:p>
      <text:p text:style-name="P6">Divide the elements of the matrices</text:p>
      <text:p text:style-name="P6">[[0.33333333 0.22222222]</text:p>
      <text:p text:style-name="P6"><text:s/>[1.27272727 0.95454545]]</text:p>
      <text:p text:style-name="P6">Multiply the individual elements of matrix</text:p>
      <text:p text:style-name="P6">[[ <text:s/>27 -108]</text:p>
      <text:p text:style-name="P6"><text:s/>[ <text:s/>55 -220]]</text:p>
      <text:p text:style-name="P6">matrix multiplication</text:p>
      <text:p text:style-name="P6"><text:soft-page-break/>[[ <text:s/>93 <text:s text:c="2"/>78]</text:p>
      <text:p text:style-name="P6"><text:s/>[ -65 -310]]</text:p>
      <text:p text:style-name="P6">Transpose of the matrix</text:p>
      <text:p text:style-name="P6">[[ <text:s/>3 <text:s text:c="2"/>5 <text:s text:c="2"/>4]</text:p>
      <text:p text:style-name="P6"><text:s/>[ <text:s/>6 -10 <text:s text:c="2"/>8]</text:p>
      <text:p text:style-name="P6"><text:s/>[ <text:s/>9 <text:s/>15 <text:s/>12]]</text:p>
      <text:p text:style-name="P6">Sum of diagonal elements of a matrix</text:p>
      <text:p text:style-name="P6">5</text:p>
      <text:p text:style-name="P5"/>
      <text:p text:style-name="P2">PROGRAM:8</text:p>
      <text:p text:style-name="P1">Demonstrate the use of insert() function in 1D and 2D array</text:p>
      <text:p text:style-name="P1"/>
      <text:p text:style-name="P5">CODE:</text:p>
      <text:p text:style-name="P5"/>
      <text:p text:style-name="P6">import numpy as np</text:p>
      <text:p text:style-name="P6">arr1 = np.arange(10, 16)</text:p>
      <text:p text:style-name="P6">print("1D ARRAY ")</text:p>
      <text:p text:style-name="P6">print("The array is: ", arr1)</text:p>
      <text:p text:style-name="P6">obj = 2</text:p>
      <text:p text:style-name="P6">value = 40</text:p>
      <text:p text:style-name="P6">arr = np.insert(arr1, obj, value, axis=None)</text:p>
      <text:p text:style-name="P6">print("After inserting the new array is: ")</text:p>
      <text:p text:style-name="P6">print(arr)</text:p>
      <text:p text:style-name="P6">print("Shape of the new array is : ", np.shape(arr))</text:p>
      <text:p text:style-name="P6">print("2D ARRAY ")</text:p>
      <text:p text:style-name="P6">arr1 = np.array([(1, 2, 3), (4, 5, 6), (7, 8, 9), (50, 51, 52)])</text:p>
      <text:p text:style-name="P6">print("The array is: ")</text:p>
      <text:p text:style-name="P6">print(arr1)</text:p>
      <text:p text:style-name="P6">print("The shape of the array is: ", np.shape(arr1))</text:p>
      <text:p text:style-name="P6">a = np.insert(arr1, 1, [[50], [100], ], axis=0)</text:p>
      <text:p text:style-name="P6">print("New array is : ")</text:p>
      <text:p text:style-name="P6">print(a)</text:p>
      <text:p text:style-name="P6">print("Shape of the array is: ", np.shape(a))</text:p>
      <text:p text:style-name="P6"/>
      <text:p text:style-name="P5">OUTPUT:</text:p>
      <text:p text:style-name="P5"/>
      <text:p text:style-name="P6">1D ARRAY </text:p>
      <text:p text:style-name="P6">The array is: <text:s/>[10 11 12 13 14 15]</text:p>
      <text:p text:style-name="P6">After inserting the new array is: </text:p>
      <text:p text:style-name="P6">[10 11 40 12 13 14 15]</text:p>
      <text:p text:style-name="P6">Shape of the new array is : <text:s/>(7,)</text:p>
      <text:p text:style-name="P6">2D ARRAY </text:p>
      <text:p text:style-name="P6">The array is: </text:p>
      <text:p text:style-name="P6">[[ 1 <text:s/>2 <text:s/>3]</text:p>
      <text:p text:style-name="P6"><text:s/>[ 4 <text:s/>5 <text:s/>6]</text:p>
      <text:p text:style-name="P6"><text:s/>[ 7 <text:s/>8 <text:s/>9]</text:p>
      <text:p text:style-name="P6"><text:s/>[50 51 52]]</text:p>
      <text:p text:style-name="P6">The shape of the array is: <text:s/>(4, 3)</text:p>
      <text:p text:style-name="P6">New array is : </text:p>
      <text:p text:style-name="P6">[[ <text:s/>1 <text:s text:c="2"/>2 <text:s text:c="2"/>3]</text:p>
      <text:p text:style-name="P6"><text:s/>[ 50 <text:s/>50 <text:s/>50]</text:p>
      <text:p text:style-name="P6"><text:s/>[100 100 100]</text:p>
      <text:p text:style-name="P6"><text:soft-page-break/><text:s/>[ <text:s/>4 <text:s text:c="2"/>5 <text:s text:c="2"/>6]</text:p>
      <text:p text:style-name="P6"><text:s/>[ <text:s/>7 <text:s text:c="2"/>8 <text:s text:c="2"/>9]</text:p>
      <text:p text:style-name="P6"><text:s/>[ 50 <text:s/>51 <text:s/>52]]</text:p>
      <text:p text:style-name="P6">Shape of the array is: <text:s/>(6, 3)</text:p>
      <text:p text:style-name="P5"/>
      <text:p text:style-name="P2">PROGRAM:9</text:p>
      <text:p text:style-name="P1">Demonstrate the use of diag() function in 1D and 2D array.</text:p>
      <text:p text:style-name="P3"><text:span text:style-name="T3"/></text:p>
      <text:p text:style-name="P3"><text:span text:style-name="T3">CODE:</text:span></text:p>
      <text:p text:style-name="P6"/>
      <text:p text:style-name="P6">import numpy as np</text:p>
      <text:p text:style-name="P6"/>
      <text:p text:style-name="P6">array_1d=np.arange(1,6).reshape((1,5))</text:p>
      <text:p text:style-name="P6">print("1D array\n",array_1d)</text:p>
      <text:p text:style-name="P6">print("use of diag() function in 1D array.")</text:p>
      <text:p text:style-name="P6">x=np.diag(array_1d)</text:p>
      <text:p text:style-name="P6">print(x,"\n")</text:p>
      <text:p text:style-name="P6"/>
      <text:p text:style-name="P6">array_2d=np.arange(9).reshape((3,3))</text:p>
      <text:p text:style-name="P6">print("2D array\n",array_2d)</text:p>
      <text:p text:style-name="P6">print("use of diag() function in 2D array.")</text:p>
      <text:p text:style-name="P6">y=np.diag(array_2d)</text:p>
      <text:p text:style-name="P6">print(y)</text:p>
      <text:p text:style-name="P5"/>
      <text:p text:style-name="P5">OUTPUT:</text:p>
      <text:p text:style-name="P5"/>
      <text:p text:style-name="P6">1D array</text:p>
      <text:p text:style-name="P6"><text:s/>[[1 2 3 4 5]]</text:p>
      <text:p text:style-name="P6">use of diag() function in 1D array.</text:p>
      <text:p text:style-name="P6">[1] </text:p>
      <text:p text:style-name="P6"/>
      <text:p text:style-name="P6">2D array</text:p>
      <text:p text:style-name="P6"><text:s/>[[0 1 2]</text:p>
      <text:p text:style-name="P6"><text:s/>[3 4 5]</text:p>
      <text:p text:style-name="P6"><text:s/>[6 7 8]]</text:p>
      <text:p text:style-name="P6">use of diag() function in 2D array.</text:p>
      <text:p text:style-name="P6">[0 4 8]</text:p>
      <text:p text:style-name="P5"/>
      <text:p text:style-name="P2">PROGRAM:10</text:p>
      <text:p text:style-name="P1">Demonstarte the use of append() function in 1D and 2D</text:p>
      <text:p text:style-name="P1">array.</text:p>
      <text:p text:style-name="P1"/>
      <text:p text:style-name="P5">CODE:</text:p>
      <text:p text:style-name="P5"/>
      <text:p text:style-name="P6">import numpy as np</text:p>
      <text:p text:style-name="P6"/>
      <text:p text:style-name="P6">array_1d=np.array([1,2,3,4,5])</text:p>
      <text:p text:style-name="P6">x=np.append(array_1d,6)</text:p>
      <text:p text:style-name="P6">print("1D array",array_1d)</text:p>
      <text:p text:style-name="P6">print("the use of append() function in 1D array",x)</text:p>
      <text:p text:style-name="P6"/>
      <text:p text:style-name="P6">array_2d=np.array([[1,2,3],[4,5,6]])</text:p>
      <text:p text:style-name="P6"><text:soft-page-break/>y=np.append(array_2d,np.array([[7,8,9]]),axis=0)</text:p>
      <text:p text:style-name="P6">print("\n2D array")</text:p>
      <text:p text:style-name="P6">print(array_2d)</text:p>
      <text:p text:style-name="P6">print("the use of append() function in 2D array")</text:p>
      <text:p text:style-name="P6">print(y)</text:p>
      <text:p text:style-name="P6"/>
      <text:p text:style-name="P5">OUTPUT:</text:p>
      <text:p text:style-name="P5"/>
      <text:p text:style-name="P6">1D array [1 2 3 4 5]</text:p>
      <text:p text:style-name="P6">the use of append() function in 1D array [1 2 3 4 5 6]</text:p>
      <text:p text:style-name="P6"/>
      <text:p text:style-name="P6">2D array</text:p>
      <text:p text:style-name="P6">[[1 2 3]</text:p>
      <text:p text:style-name="P6"><text:s/>[4 5 6]]</text:p>
      <text:p text:style-name="P6">the use of append() function in 2D array</text:p>
      <text:p text:style-name="P6">[[1 2 3]</text:p>
      <text:p text:style-name="P6"><text:s/>[4 5 6]</text:p>
      <text:p text:style-name="P6"><text:s/>[7 8 9]]</text:p>
      <text:p text:style-name="P6"/>
      <text:p text:style-name="P3"><text:span text:style-name="T1">PROGRAM:11</text:span></text:p>
      <text:p text:style-name="P3">Demonstarte the use of sum() function in 1D and 2D array.</text:p>
      <text:p text:style-name="P3"/>
      <text:p text:style-name="P5">CODE:</text:p>
      <text:p text:style-name="P5"/>
      <text:p text:style-name="P6">import numpy as np</text:p>
      <text:p text:style-name="P6"/>
      <text:p text:style-name="P6">array_1d=np.array([1,2,3,4,5])</text:p>
      <text:p text:style-name="P6">x=np.sum(array_1d)</text:p>
      <text:p text:style-name="P6">print(array_1d)</text:p>
      <text:p text:style-name="P6">print("the use of sum() function in 1D array",x)</text:p>
      <text:p text:style-name="P6"/>
      <text:p text:style-name="P6">array_2d=np.array([[[1,2,3],[4,5,6],[7,8,9]]])</text:p>
      <text:p text:style-name="P6">y=np.sum(array_2d)</text:p>
      <text:p text:style-name="P6">print("\n",array_2d)</text:p>
      <text:p text:style-name="P6">print("the use of sum() function in 1D array",y)</text:p>
      <text:p text:style-name="P6"/>
      <text:p text:style-name="P5">OUTPUT:</text:p>
      <text:p text:style-name="P6"/>
      <text:p text:style-name="P6">[1 2 3 4 5]</text:p>
      <text:p text:style-name="P6">the use of sum() function in 1D array 15</text:p>
      <text:p text:style-name="P6"/>
      <text:p text:style-name="P6"><text:s/>[[[1 2 3]</text:p>
      <text:p text:style-name="P6"><text:s text:c="2"/>[4 5 6]</text:p>
      <text:p text:style-name="P6"><text:s text:c="2"/>[7 8 9]]]</text:p>
      <text:p text:style-name="P6">the use of sum() function in 1D array 4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i" svg:font-family="Ani" style:font-pitch="variable"/>
    <style:font-face style:name="AnjaliOldLipi" svg:font-family="AnjaliOldLipi" style:font-pitch="variable"/>
    <style:font-face style:name="Chilanka" svg:font-family="Chilanka" style:font-pitch="variable"/>
    <style:font-face style:name="Ubuntu" svg:font-family="Ubuntu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1:43:33.191569551</meta:creation-date>
    <dc:date>2021-12-06T12:10:16.780842036</dc:date>
    <meta:editing-duration>PT4M21S</meta:editing-duration>
    <meta:editing-cycles>1</meta:editing-cycles>
    <meta:document-statistic meta:table-count="0" meta:image-count="0" meta:object-count="0" meta:page-count="9" meta:paragraph-count="333" meta:word-count="1446" meta:character-count="8255" meta:non-whitespace-character-count="6989"/>
    <meta:generator>LibreOffice/6.0.7.3$Linux_X86_64 LibreOffice_project/00m0$Build-3</meta:generator>
  </office:meta>
</office:document-meta>
</file>